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16900277" text:style-name="L1">
        <text:list-item>
          <text:p text:style-name="P1"><text:span text:style-name="Strong_20_Emphasis">Engine and Drivetrain</text:span>: Includes components like the engine, transmission, clutch, and differential.</text:p>
        </text:list-item>
      </text:list>
      <text:list xml:id="list4075734711" text:style-name="L2">
        <text:list-item>
          <text:p text:style-name="P2"><text:span text:style-name="Strong_20_Emphasis">Suspension and Steering</text:span>: Covers shocks, struts, control arms, tie rods, and power steering systems.</text:p>
        </text:list-item>
      </text:list>
      <text:list xml:id="list3035533581" text:style-name="L3">
        <text:list-item>
          <text:p text:style-name="P3"><text:span text:style-name="Strong_20_Emphasis">Braking System</text:span>: Includes brake pads, rotors, calipers, and brake lines.</text:p>
        </text:list-item>
      </text:list>
      <text:list xml:id="list1218965148" text:style-name="L4">
        <text:list-item>
          <text:p text:style-name="P4"><text:span text:style-name="Strong_20_Emphasis">Electrical System</text:span>: Involves the battery, alternator, starter motor, and wiring.</text:p>
        </text:list-item>
      </text:list>
      <text:list xml:id="list83521999" text:style-name="L5">
        <text:list-item>
          <text:p text:style-name="P5"><text:span text:style-name="Strong_20_Emphasis">Exhaust System</text:span>: Includes exhaust manifolds, catalytic converters, mufflers, and tailpipes.</text:p>
        </text:list-item>
      </text:list>
      <text:list xml:id="list2069935050" text:style-name="L6">
        <text:list-item>
          <text:p text:style-name="P6"><text:span text:style-name="Strong_20_Emphasis">Cooling System</text:span>: Comprises radiators, water pumps, thermostats, and coolant hoses.</text:p>
        </text:list-item>
      </text:list>
      <text:list xml:id="list783263980" text:style-name="L7">
        <text:list-item>
          <text:p text:style-name="P7"><text:span text:style-name="Strong_20_Emphasis">Body and Exterior</text:span>: Covers bumpers, mirrors, doors, and lighting assemblies.</text:p>
        </text:list-item>
      </text:list>
      <text:list xml:id="list906594864" text:style-name="L8">
        <text:list-item>
          <text:p text:style-name="P8"><text:span text:style-name="Strong_20_Emphasis">Interior and Comfort</text:span>: Includes seats, dashboard controls, HVAC components, and entertainment systems.</text:p>
        </text:list-item>
      </text:list>
      <text:list xml:id="list1438376126" text:style-name="L9">
        <text:list-item>
          <text:p text:style-name="P9"><text:span text:style-name="Strong_20_Emphasis">Wheels and Tires</text:span>: Involves rims, tires, and wheel bearings.</text:p>
        </text:list-item>
      </text:list>
      <text:list xml:id="list1449379901" text:style-name="L10">
        <text:list-item>
          <text:p text:style-name="P10"><text:span text:style-name="Strong_20_Emphasis">Fuel System</text:span>: Includes fuel pumps, injectors, and fuel filt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8:42:01.886320217</meta:creation-date>
    <dc:date>2025-03-16T18:42:43.971850337</dc:date>
    <meta:editing-duration>PT42S</meta:editing-duration>
    <meta:editing-cycles>1</meta:editing-cycles>
    <meta:document-statistic meta:table-count="0" meta:image-count="0" meta:object-count="0" meta:page-count="1" meta:paragraph-count="10" meta:word-count="116" meta:character-count="826" meta:non-whitespace-character-count="730"/>
    <meta:generator>LibreOffice/7.3.7.2$Linux_X86_64 LibreOffice_project/30$Build-2</meta:generator>
  </office:meta>
</office:document-meta>
</file>